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C8000005C3ED59470AB82A835B.png" manifest:media-type="image/png"/>
  <manifest:file-entry manifest:full-path="Pictures/100000010000025100000105539FD6554136E161.png" manifest:media-type="image/png"/>
  <manifest:file-entry manifest:full-path="Pictures/10000001000008CA00000708F26FC05293A09B8C.png" manifest:media-type="image/png"/>
  <manifest:file-entry manifest:full-path="Pictures/10000001000009C40000019DED19CB765F48EA5B.png" manifest:media-type="image/png"/>
  <manifest:file-entry manifest:full-path="Pictures/100000010000033F0000012C435C679C4B257DBD.png" manifest:media-type="image/png"/>
  <manifest:file-entry manifest:full-path="Pictures/10000001000009C40000057FB73086CCF877EF0D.png" manifest:media-type="image/png"/>
  <manifest:file-entry manifest:full-path="Pictures/10000000000009C400000685291AE2B954EDCEC0.jpg" manifest:media-type="image/jpeg"/>
  <manifest:file-entry manifest:full-path="Pictures/10000001000004020000028CF718151DEB64D028.png" manifest:media-type="image/png"/>
  <manifest:file-entry manifest:full-path="Pictures/10000001000002ED000000C8D2A52CF7AF96454A.png" manifest:media-type="image/png"/>
  <manifest:file-entry manifest:full-path="Pictures/1000000100000190000001C2315630C24154C63F.png" manifest:media-type="image/png"/>
  <manifest:file-entry manifest:full-path="Pictures/10000001000003D90000022A3359882FF6DE1233.png" manifest:media-type="image/png"/>
  <manifest:file-entry manifest:full-path="Pictures/100000010000074B0000082C77A5776D1E27309B.png" manifest:media-type="image/png"/>
  <manifest:file-entry manifest:full-path="Pictures/10000001000007080000038413A43643E0AA688D.png" manifest:media-type="image/png"/>
  <manifest:file-entry manifest:full-path="Pictures/10000001000002C0000003779D95FFDB2C701679.png" manifest:media-type="image/png"/>
  <manifest:file-entry manifest:full-path="Pictures/1000000000000780000004388EF6EC28429E0D14.jpg" manifest:media-type="image/jpeg"/>
  <manifest:file-entry manifest:full-path="Pictures/10000001000007260000052D0D433F7E0812724F.png" manifest:media-type="image/png"/>
  <manifest:file-entry manifest:full-path="Pictures/10000001000009C40000019D7878D3684F7C4940.png" manifest:media-type="image/png"/>
  <manifest:file-entry manifest:full-path="Pictures/1000000100000258000002230E87FB88B0D23B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ndustry Bold" svg:font-family="'Industry Bold'"/>
    <style:font-face style:name="Industry Bold1" svg:font-family="'Industry 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yriad Pro" svg:font-family="'Myriad Pro'"/>
    <style:font-face style:name="Myriad Pro1" svg:font-family="'Myriad Pr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727cm, 2.409cm, 4.126cm, 27.146cm)" draw:image-opacity="100%" style:mirror="none"/>
    </style:style>
    <style:style style:name="pr1" style:family="presentation" style:parent-style-name="Alt._20_start_20_WASP1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Alt._20_start_20_WASP1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Alt._20_start_20_WASP1-notes">
      <style:graphic-properties draw:fill-color="#ffffff" fo:min-height="13.364cm"/>
      <style:paragraph-properties style:writing-mode="lr-tb"/>
    </style:style>
    <style:style style:name="pr4" style:family="presentation" style:parent-style-name="Alt._20_start_20_WASP1-outline1">
      <style:graphic-properties fo:min-height="3.916cm"/>
      <style:paragraph-properties style:writing-mode="lr-tb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3c4c4b" loext:opacity="100%" style:text-line-through-style="none" style:text-line-through-type="none" style:text-position="0% 100%" style:font-name="Industry Bold1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787878" loext:opacity="100%" style:text-line-through-style="none" style:text-line-through-type="none" style:text-position="0% 100%" style:font-name="Myriad Pro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787878" loext:opacity="100%" style:text-line-through-style="none" style:text-line-through-type="none" style:text-position="0% 100%" style:font-name="Myriad Pro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t._20_start_20_WASP1">
        <draw:frame draw:name="Rubrik 5" presentation:style-name="pr1" draw:text-style-name="P2" draw:layer="layout" svg:width="20.321cm" svg:height="8.217cm" svg:x="1.452cm" svg:y="2.201cm" presentation:class="title" presentation:user-transformed="true">
          <draw:text-box>
            <text:p text:style-name="P1"><text:span text:style-name="T1">IMU-Group 2</text:span></text:p>
          </draw:text-box>
        </draw:frame>
        <draw:frame draw:name="Platshållare för text 6" presentation:style-name="pr2" draw:text-style-name="P4" draw:layer="layout" svg:width="18.72cm" svg:height="4.166cm" svg:x="1.452cm" svg:y="10.548cm" presentation:class="outline" presentation:user-transformed="true">
          <draw:text-box>
            <text:list text:style-name="L2">
              <text:list-item>
                <text:p text:style-name="P3">05.09.2025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t._20_start_20_WASP1">
        <draw:frame draw:style-name="gr2" draw:text-style-name="P6" draw:layer="layout" svg:width="21.59cm" svg:height="15.24cm" svg:x="5.715cm" svg:y="3.175cm">
          <draw:image xlink:href="Pictures/10000001000008CA00000708F26FC05293A09B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t._20_start_20_WASP1" presentation:presentation-page-layout-name="AL1T3">
        <draw:frame presentation:style-name="pr4" draw:layer="layout" svg:width="9.135cm" svg:height="4.166cm" svg:x="1.905cm" svg:y="5.359cm" presentation:class="outline" presentation:user-transformed="true">
          <draw:text-box>
            <text:list text:style-name="L4">
              <text:list-item>
                <text:p>Linear model</text:p>
              </text:list-item>
              <text:list-item>
                <text:p>Kalman filter</text:p>
              </text:list-item>
            </text:list>
          </draw:text-box>
        </draw:frame>
        <draw:frame presentation:style-name="pr4" draw:layer="layout" svg:width="9.135cm" svg:height="4.166cm" svg:x="11.045cm" svg:y="10.548cm" presentation:class="outline" presentation:placeholder="true">
          <draw:text-box/>
        </draw:frame>
        <draw:frame draw:style-name="gr2" draw:text-style-name="P6" draw:layer="layout" svg:width="19.05cm" svg:height="8.81cm" svg:x="2.54cm" svg:y="8.97cm">
          <draw:image xlink:href="Pictures/100000010000025100000105539FD6554136E1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t._20_start_20_WASP1">
        <draw:frame draw:style-name="gr2" draw:text-style-name="P6" draw:layer="layout" svg:width="23.979cm" svg:height="14.107cm" svg:x="5.08cm" svg:y="3.673cm">
          <draw:image xlink:href="Pictures/10000001000008C8000005C3ED59470AB82A83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t._20_start_20_WASP1">
        <draw:frame draw:style-name="gr2" draw:text-style-name="P6" draw:layer="layout" svg:width="27.305cm" svg:height="13.335cm" svg:x="3.175cm" svg:y="3.81cm">
          <draw:image xlink:href="Pictures/10000001000007080000038413A43643E0AA68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t._20_start_20_WASP1">
        <draw:frame draw:style-name="gr3" draw:text-style-name="P6" draw:layer="layout" svg:width="19.05cm" svg:height="13.334cm" svg:x="7.62cm" svg:y="3.811cm">
          <draw:image xlink:href="Pictures/10000001000008C8000005C3ED59470AB82A83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ndustry Bold" svg:font-family="'Industry Bold'"/>
    <style:font-face style:name="Industry Bold1" svg:font-family="'Industry 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yriad Pro" svg:font-family="'Myriad Pro'"/>
    <style:font-face style:name="Myriad Pro1" svg:font-family="'Myriad Pr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8EF6EC28429E0D14.jpg" xlink:type="simple" xlink:show="embed" xlink:actuate="onLoad"/>
    <draw:fill-image draw:name="msFillBitmap_20_2" draw:display-name="msFillBitmap 2" xlink:href="Pictures/10000001000009C40000057FB73086CCF877EF0D.png" xlink:type="simple" xlink:show="embed" xlink:actuate="onLoad"/>
    <draw:fill-image draw:name="msFillBitmap_20_3" draw:display-name="msFillBitmap 3" xlink:href="Pictures/10000001000009C40000057FB73086CCF877EF0D.png" xlink:type="simple" xlink:show="embed" xlink:actuate="onLoad"/>
    <draw:fill-image draw:name="msFillBitmap_20_4" draw:display-name="msFillBitmap 4" xlink:href="Pictures/10000000000009C400000685291AE2B954EDCEC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t._20_start_20_WASP1-background" style:display-name="Alt. start WASP1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Alt._20_start_20_WASP1-backgroundobjects" style:display-name="Alt. start WASP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t._20_start_20_WASP1-notes" style:display-name="Alt. start WAS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t._20_start_20_WASP1-outline1" style:display-name="Alt. start WASP1-outline1" style:family="presentation">
      <style:graphic-properties draw:stroke="none" draw:fill="none" draw:auto-grow-height="false" draw:fit-to-size="false" style:shrink-to-fit="true">
        <text:list-style style:name="Alt._20_start_20_WASP1-outline1" style:display-name="Alt. start WASP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yriad Pro" fo:font-family="'Myriad Pro'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Alt._20_start_20_WASP1-outline2" style:display-name="Alt. start WASP1-outline2" style:family="presentation" style:parent-style-name="Alt._20_start_20_WASP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lt._20_start_20_WASP1-outline3" style:display-name="Alt. start WASP1-outline3" style:family="presentation" style:parent-style-name="Alt._20_start_20_WASP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lt._20_start_20_WASP1-outline4" style:display-name="Alt. start WASP1-outline4" style:family="presentation" style:parent-style-name="Alt._20_start_20_WASP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lt._20_start_20_WASP1-outline5" style:display-name="Alt. start WASP1-outline5" style:family="presentation" style:parent-style-name="Alt._20_start_20_WASP1-outline4">
      <style:paragraph-properties fo:margin-top="0.1cm" fo:margin-bottom="0cm"/>
      <style:text-properties fo:font-size="20pt" style:font-size-asian="20pt" style:font-size-complex="20pt"/>
    </style:style>
    <style:style style:name="Alt._20_start_20_WASP1-outline6" style:display-name="Alt. start WASP1-outline6" style:family="presentation" style:parent-style-name="Alt._20_start_20_WASP1-outline5">
      <style:paragraph-properties fo:margin-top="0.1cm" fo:margin-bottom="0cm"/>
      <style:text-properties fo:font-size="20pt" style:font-size-asian="20pt" style:font-size-complex="20pt"/>
    </style:style>
    <style:style style:name="Alt._20_start_20_WASP1-outline7" style:display-name="Alt. start WASP1-outline7" style:family="presentation" style:parent-style-name="Alt._20_start_20_WASP1-outline6">
      <style:paragraph-properties fo:margin-top="0.1cm" fo:margin-bottom="0cm"/>
      <style:text-properties fo:font-size="20pt" style:font-size-asian="20pt" style:font-size-complex="20pt"/>
    </style:style>
    <style:style style:name="Alt._20_start_20_WASP1-outline8" style:display-name="Alt. start WASP1-outline8" style:family="presentation" style:parent-style-name="Alt._20_start_20_WASP1-outline7">
      <style:paragraph-properties fo:margin-top="0.1cm" fo:margin-bottom="0cm"/>
      <style:text-properties fo:font-size="20pt" style:font-size-asian="20pt" style:font-size-complex="20pt"/>
    </style:style>
    <style:style style:name="Alt._20_start_20_WASP1-outline9" style:display-name="Alt. start WASP1-outline9" style:family="presentation" style:parent-style-name="Alt._20_start_20_WASP1-outline8">
      <style:paragraph-properties fo:margin-top="0.1cm" fo:margin-bottom="0cm"/>
      <style:text-properties fo:font-size="20pt" style:font-size-asian="20pt" style:font-size-complex="20pt"/>
    </style:style>
    <style:style style:name="Alt._20_start_20_WASP1-subtitle" style:display-name="Alt. start WASP1-subtitle" style:family="presentation">
      <style:graphic-properties draw:stroke="none" draw:fill="none" draw:textarea-vertical-align="middle">
        <text:list-style style:name="Alt._20_start_20_WASP1-subtitle" style:display-name="Alt. start WASP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t._20_start_20_WASP1-title" style:display-name="Alt. start WASP1-title" style:family="presentation">
      <style:graphic-properties draw:stroke="none" draw:fill="none" draw:textarea-vertical-align="middle">
        <text:list-style style:name="Alt._20_start_20_WASP1-title" style:display-name="Alt. start WAS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yriad Pro" fo:font-family="'Myriad Pro'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artners_20_WASP_20_-_20_logos_20_1-background" style:display-name="Partners WASP - logos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artners_20_WASP_20_-_20_logos_20_1-backgroundobjects" style:display-name="Partners WASP - logos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rtners_20_WASP_20_-_20_logos_20_1-notes" style:display-name="Partners WASP - logos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rtners_20_WASP_20_-_20_logos_20_1-outline1" style:display-name="Partners WASP - logos 1-outline1" style:family="presentation">
      <style:graphic-properties draw:stroke="none" draw:fill="none" draw:auto-grow-height="false" draw:fit-to-size="false" style:shrink-to-fit="true">
        <text:list-style style:name="Partners_20_WASP_20_-_20_logos_20_1-outline1" style:display-name="Partners WASP - logos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yriad Pro" fo:font-family="'Myriad Pro'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artners_20_WASP_20_-_20_logos_20_1-outline2" style:display-name="Partners WASP - logos 1-outline2" style:family="presentation" style:parent-style-name="Partners_20_WASP_20_-_20_logos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artners_20_WASP_20_-_20_logos_20_1-outline3" style:display-name="Partners WASP - logos 1-outline3" style:family="presentation" style:parent-style-name="Partners_20_WASP_20_-_20_logos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artners_20_WASP_20_-_20_logos_20_1-outline4" style:display-name="Partners WASP - logos 1-outline4" style:family="presentation" style:parent-style-name="Partners_20_WASP_20_-_20_logos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artners_20_WASP_20_-_20_logos_20_1-outline5" style:display-name="Partners WASP - logos 1-outline5" style:family="presentation" style:parent-style-name="Partners_20_WASP_20_-_20_logos_20_1-outline4">
      <style:paragraph-properties fo:margin-top="0.1cm" fo:margin-bottom="0cm"/>
      <style:text-properties fo:font-size="20pt" style:font-size-asian="20pt" style:font-size-complex="20pt"/>
    </style:style>
    <style:style style:name="Partners_20_WASP_20_-_20_logos_20_1-outline6" style:display-name="Partners WASP - logos 1-outline6" style:family="presentation" style:parent-style-name="Partners_20_WASP_20_-_20_logos_20_1-outline5">
      <style:paragraph-properties fo:margin-top="0.1cm" fo:margin-bottom="0cm"/>
      <style:text-properties fo:font-size="20pt" style:font-size-asian="20pt" style:font-size-complex="20pt"/>
    </style:style>
    <style:style style:name="Partners_20_WASP_20_-_20_logos_20_1-outline7" style:display-name="Partners WASP - logos 1-outline7" style:family="presentation" style:parent-style-name="Partners_20_WASP_20_-_20_logos_20_1-outline6">
      <style:paragraph-properties fo:margin-top="0.1cm" fo:margin-bottom="0cm"/>
      <style:text-properties fo:font-size="20pt" style:font-size-asian="20pt" style:font-size-complex="20pt"/>
    </style:style>
    <style:style style:name="Partners_20_WASP_20_-_20_logos_20_1-outline8" style:display-name="Partners WASP - logos 1-outline8" style:family="presentation" style:parent-style-name="Partners_20_WASP_20_-_20_logos_20_1-outline7">
      <style:paragraph-properties fo:margin-top="0.1cm" fo:margin-bottom="0cm"/>
      <style:text-properties fo:font-size="20pt" style:font-size-asian="20pt" style:font-size-complex="20pt"/>
    </style:style>
    <style:style style:name="Partners_20_WASP_20_-_20_logos_20_1-outline9" style:display-name="Partners WASP - logos 1-outline9" style:family="presentation" style:parent-style-name="Partners_20_WASP_20_-_20_logos_20_1-outline8">
      <style:paragraph-properties fo:margin-top="0.1cm" fo:margin-bottom="0cm"/>
      <style:text-properties fo:font-size="20pt" style:font-size-asian="20pt" style:font-size-complex="20pt"/>
    </style:style>
    <style:style style:name="Partners_20_WASP_20_-_20_logos_20_1-subtitle" style:display-name="Partners WASP - logos 1-subtitle" style:family="presentation">
      <style:graphic-properties draw:stroke="none" draw:fill="none" draw:textarea-vertical-align="middle">
        <text:list-style style:name="Partners_20_WASP_20_-_20_logos_20_1-subtitle" style:display-name="Partners WASP - logos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tners_20_WASP_20_-_20_logos_20_1-title" style:display-name="Partners WASP - logos 1-title" style:family="presentation">
      <style:graphic-properties draw:stroke="none" draw:fill="none" draw:textarea-vertical-align="middle">
        <text:list-style style:name="Partners_20_WASP_20_-_20_logos_20_1-title" style:display-name="Partners WASP - logos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yriad Pro" fo:font-family="'Myriad Pro'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53cm" draw:stroke-linejoin="miter" svg:stroke-linecap="butt" draw:fill="bitmap" draw:fill-image-name="msFillBitmap_20_2" style:repeat="stretch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Mgr4" style:family="graphic" style:parent-style-name="standard">
      <style:graphic-properties draw:stroke="none" svg:stroke-width="0.053cm" draw:stroke-linejoin="miter" svg:stroke-linecap="butt" draw:fill="solid" draw:fill-color="#0988a6" draw:opacity="43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Alt._20_start_20_WASP1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Alt._20_start_20_WASP1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Alt._20_start_20_WASP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Alt._20_start_20_WASP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artners_20_WASP_20_-_20_logos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rtners_20_WASP_20_-_20_logos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bitmap" draw:fill-image-name="msFillBitmap_20_2" style:repeat="stretch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0988a6" draw:opacity="43%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Myriad Pro" fo:font-size="18pt" fo:letter-spacing="normal" fo:language="sv" fo:country="S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3c4c4b" loext:opacity="100%" style:text-line-through-style="none" style:text-line-through-type="none" style:text-position="0% 100%" style:font-name="Industry Bold1" fo:font-size="44pt" fo:letter-spacing="normal" fo:language="sv" fo:country="S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787878" loext:opacity="100%" style:text-line-through-style="none" style:text-line-through-type="none" style:text-position="0% 100%" style:font-name="Myriad Pro" fo:font-size="24pt" fo:letter-spacing="normal" fo:language="sv" fo:country="S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14pt" fo:letter-spacing="normal" fo:language="sv" fo:country="S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3c4c4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7878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t._20_start_20_WASP1" style:display-name="Alt. start WASP1" style:page-layout-name="PM1" draw:style-name="Mdp1">
      <draw:custom-shape draw:name="Rektangel 4" draw:style-name="Mgr3" draw:text-style-name="MP6" draw:layer="backgroundobjects" svg:width="29.12cm" svg:height="19.088cm" svg:x="0cm" svg:y="0cm">
        <text:p text:style-name="MP5"><text:span text:style-name="MT1"/></text:p>
        <draw:enhanced-geometry draw:mirror-horizontal="false" draw:mirror-vertical="false" drawooo:sub-view-size="10483516 6871925" draw:text-areas="0 0 ?f120 ?f121" svg:viewBox="0 0 0 0" draw:type="ooxml-non-primitive" draw:enhanced-path="M 10483516 1 L 2 0 C 2 2286000 0 4584296 0 6870296 L 6307730 6871925 10483516 1 Z N">
          <draw:equation draw:name="f0" draw:formula="0*logwidth/1708485"/>
          <draw:equation draw:name="f1" draw:formula="0*logheight/6858000"/>
          <draw:equation draw:name="f2" draw:formula="1708485*logwidth/1708485"/>
          <draw:equation draw:name="f3" draw:formula="0*logheight/6858000"/>
          <draw:equation draw:name="f4" draw:formula="1708485*logwidth/1708485"/>
          <draw:equation draw:name="f5" draw:formula="6858000*logheight/6858000"/>
          <draw:equation draw:name="f6" draw:formula="0*logwidth/1708485"/>
          <draw:equation draw:name="f7" draw:formula="6858000*logheight/6858000"/>
          <draw:equation draw:name="f8" draw:formula="0*logwidth/1708485"/>
          <draw:equation draw:name="f9" draw:formula="0*logheight/6858000"/>
          <draw:equation draw:name="f10" draw:formula="4153301*logwidth/5861786"/>
          <draw:equation draw:name="f11" draw:formula="0*logheight/6858000"/>
          <draw:equation draw:name="f12" draw:formula="5861786*logwidth/5861786"/>
          <draw:equation draw:name="f13" draw:formula="0*logheight/6858000"/>
          <draw:equation draw:name="f14" draw:formula="5861786*logwidth/5861786"/>
          <draw:equation draw:name="f15" draw:formula="6858000*logheight/6858000"/>
          <draw:equation draw:name="f16" draw:formula="0*logwidth/5861786"/>
          <draw:equation draw:name="f17" draw:formula="6853187*logheight/6858000"/>
          <draw:equation draw:name="f18" draw:formula="4153301*logwidth/5861786"/>
          <draw:equation draw:name="f19" draw:formula="0*logheight/6858000"/>
          <draw:equation draw:name="f20" draw:formula="10510251*logwidth/12218736"/>
          <draw:equation draw:name="f21" draw:formula="0*logheight/6858000"/>
          <draw:equation draw:name="f22" draw:formula="0*logwidth/12218736"/>
          <draw:equation draw:name="f23" draw:formula="5347*logheight/6858000"/>
          <draw:equation draw:name="f24" draw:formula="12218736*logwidth/12218736"/>
          <draw:equation draw:name="f25" draw:formula="6858000*logheight/6858000"/>
          <draw:equation draw:name="f26" draw:formula="6356950*logwidth/12218736"/>
          <draw:equation draw:name="f27" draw:formula="6853187*logheight/6858000"/>
          <draw:equation draw:name="f28" draw:formula="10510251*logwidth/12218736"/>
          <draw:equation draw:name="f29" draw:formula="0*logheight/6858000"/>
          <draw:equation draw:name="f30" draw:formula="10510251*logwidth/10510251"/>
          <draw:equation draw:name="f31" draw:formula="0*logheight/6874042"/>
          <draw:equation draw:name="f32" draw:formula="0*logwidth/10510251"/>
          <draw:equation draw:name="f33" draw:formula="5347*logheight/6874042"/>
          <draw:equation draw:name="f34" draw:formula="26736*logwidth/10510251"/>
          <draw:equation draw:name="f35" draw:formula="6874042*logheight/6874042"/>
          <draw:equation draw:name="f36" draw:formula="6356950*logwidth/10510251"/>
          <draw:equation draw:name="f37" draw:formula="6853187*logheight/6874042"/>
          <draw:equation draw:name="f38" draw:formula="10510251*logwidth/10510251"/>
          <draw:equation draw:name="f39" draw:formula="0*logheight/6874042"/>
          <draw:equation draw:name="f40" draw:formula="10483515*logwidth/10483515"/>
          <draw:equation draw:name="f41" draw:formula="0*logheight/6874042"/>
          <draw:equation draw:name="f42" draw:formula="48127*logwidth/10483515"/>
          <draw:equation draw:name="f43" draw:formula="10694*logheight/6874042"/>
          <draw:equation draw:name="f44" draw:formula="0*logwidth/10483515"/>
          <draw:equation draw:name="f45" draw:formula="6874042*logheight/6874042"/>
          <draw:equation draw:name="f46" draw:formula="6330214*logwidth/10483515"/>
          <draw:equation draw:name="f47" draw:formula="6853187*logheight/6874042"/>
          <draw:equation draw:name="f48" draw:formula="10483515*logwidth/10483515"/>
          <draw:equation draw:name="f49" draw:formula="0*logheight/6874042"/>
          <draw:equation draw:name="f50" draw:formula="10483515*logwidth/10483515"/>
          <draw:equation draw:name="f51" draw:formula="0*logheight/6874042"/>
          <draw:equation draw:name="f52" draw:formula="1*logwidth/10483515"/>
          <draw:equation draw:name="f53" draw:formula="16041*logheight/6874042"/>
          <draw:equation draw:name="f54" draw:formula="0*logwidth/10483515"/>
          <draw:equation draw:name="f55" draw:formula="6874042*logheight/6874042"/>
          <draw:equation draw:name="f56" draw:formula="6330214*logwidth/10483515"/>
          <draw:equation draw:name="f57" draw:formula="6853187*logheight/6874042"/>
          <draw:equation draw:name="f58" draw:formula="10483515*logwidth/10483515"/>
          <draw:equation draw:name="f59" draw:formula="0*logheight/6874042"/>
          <draw:equation draw:name="f60" draw:formula="10483515*logwidth/10483515"/>
          <draw:equation draw:name="f61" draw:formula="1*logheight/6874043"/>
          <draw:equation draw:name="f62" draw:formula="1*logwidth/10483515"/>
          <draw:equation draw:name="f63" draw:formula="0*logheight/6874043"/>
          <draw:equation draw:name="f64" draw:formula="0*logwidth/10483515"/>
          <draw:equation draw:name="f65" draw:formula="6874043*logheight/6874043"/>
          <draw:equation draw:name="f66" draw:formula="6330214*logwidth/10483515"/>
          <draw:equation draw:name="f67" draw:formula="6853188*logheight/6874043"/>
          <draw:equation draw:name="f68" draw:formula="10483515*logwidth/10483515"/>
          <draw:equation draw:name="f69" draw:formula="1*logheight/6874043"/>
          <draw:equation draw:name="f70" draw:formula="10483515*logwidth/10483515"/>
          <draw:equation draw:name="f71" draw:formula="1*logheight/6874043"/>
          <draw:equation draw:name="f72" draw:formula="1*logwidth/10483515"/>
          <draw:equation draw:name="f73" draw:formula="0*logheight/6874043"/>
          <draw:equation draw:name="f74" draw:formula="0*logwidth/10483515"/>
          <draw:equation draw:name="f75" draw:formula="6874043*logheight/6874043"/>
          <draw:equation draw:name="f76" draw:formula="6322719*logwidth/10483515"/>
          <draw:equation draw:name="f77" draw:formula="6860683*logheight/6874043"/>
          <draw:equation draw:name="f78" draw:formula="10483515*logwidth/10483515"/>
          <draw:equation draw:name="f79" draw:formula="1*logheight/6874043"/>
          <draw:equation draw:name="f80" draw:formula="10483515*logwidth/10483515"/>
          <draw:equation draw:name="f81" draw:formula="1*logheight/6874043"/>
          <draw:equation draw:name="f82" draw:formula="1*logwidth/10483515"/>
          <draw:equation draw:name="f83" draw:formula="0*logheight/6874043"/>
          <draw:equation draw:name="f84" draw:formula="0*logwidth/10483515"/>
          <draw:equation draw:name="f85" draw:formula="6874043*logheight/6874043"/>
          <draw:equation draw:name="f86" draw:formula="6307729*logwidth/10483515"/>
          <draw:equation draw:name="f87" draw:formula="6871925*logheight/6874043"/>
          <draw:equation draw:name="f88" draw:formula="10483515*logwidth/10483515"/>
          <draw:equation draw:name="f89" draw:formula="1*logheight/6874043"/>
          <draw:equation draw:name="f90" draw:formula="10483514*logwidth/10483514"/>
          <draw:equation draw:name="f91" draw:formula="1*logheight/6871925"/>
          <draw:equation draw:name="f92" draw:formula="0*logwidth/10483514"/>
          <draw:equation draw:name="f93" draw:formula="0*logheight/6871925"/>
          <draw:equation draw:name="f94" draw:formula="7494*logwidth/10483514"/>
          <draw:equation draw:name="f95" draw:formula="6844063*logheight/6871925"/>
          <draw:equation draw:name="f96" draw:formula="6307728*logwidth/10483514"/>
          <draw:equation draw:name="f97" draw:formula="6871925*logheight/6871925"/>
          <draw:equation draw:name="f98" draw:formula="10483514*logwidth/10483514"/>
          <draw:equation draw:name="f99" draw:formula="1*logheight/6871925"/>
          <draw:equation draw:name="f100" draw:formula="10483514*logwidth/10483514"/>
          <draw:equation draw:name="f101" draw:formula="1*logheight/6871925"/>
          <draw:equation draw:name="f102" draw:formula="0*logwidth/10483514"/>
          <draw:equation draw:name="f103" draw:formula="0*logheight/6871925"/>
          <draw:equation draw:name="f104" draw:formula="3746*logwidth/10483514"/>
          <draw:equation draw:name="f105" draw:formula="6859053*logheight/6871925"/>
          <draw:equation draw:name="f106" draw:formula="6307728*logwidth/10483514"/>
          <draw:equation draw:name="f107" draw:formula="6871925*logheight/6871925"/>
          <draw:equation draw:name="f108" draw:formula="10483514*logwidth/10483514"/>
          <draw:equation draw:name="f109" draw:formula="1*logheight/6871925"/>
          <draw:equation draw:name="f110" draw:formula="10483516*logwidth/10483516"/>
          <draw:equation draw:name="f111" draw:formula="1*logheight/6871925"/>
          <draw:equation draw:name="f112" draw:formula="2*logwidth/10483516"/>
          <draw:equation draw:name="f113" draw:formula="0*logheight/6871925"/>
          <draw:equation draw:name="f114" draw:formula="0*logwidth/10483516"/>
          <draw:equation draw:name="f115" draw:formula="6870296*logheight/6871925"/>
          <draw:equation draw:name="f116" draw:formula="6307730*logwidth/10483516"/>
          <draw:equation draw:name="f117" draw:formula="6871925*logheight/6871925"/>
          <draw:equation draw:name="f118" draw:formula="10483516*logwidth/10483516"/>
          <draw:equation draw:name="f119" draw:formula="1*logheight/6871925"/>
          <draw:equation draw:name="f120" draw:formula="logwidth"/>
          <draw:equation draw:name="f121" draw:formula="logheight"/>
        </draw:enhanced-geometry>
      </draw:custom-shape>
      <draw:frame draw:name="Rubrik 1" presentation:style-name="Mpr1" draw:text-style-name="MP8" draw:layer="backgroundobjects" svg:width="20.321cm" svg:height="8.217cm" svg:x="1.452cm" svg:y="2.201cm" presentation:class="title" presentation:user-transformed="true">
        <draw:text-box>
          <text:p text:style-name="MP7"><text:span text:style-name="MT2">Klicka här för att ändra mall för rubrikformat</text:span></text:p>
        </draw:text-box>
      </draw:frame>
      <draw:frame draw:name="Platshållare för text 2" presentation:style-name="Mpr2" draw:text-style-name="MP10" draw:layer="backgroundobjects" svg:width="18.72cm" svg:height="4.166cm" svg:x="1.452cm" svg:y="10.548cm" presentation:class="outline" presentation:user-transformed="true">
        <draw:text-box>
          <text:p text:style-name="MP9"><text:span text:style-name="MT3">Klicka här för att ändra format på </text:span><text:span text:style-name="MT3">bakgrundstexten</text:span></text:p>
        </draw:text-box>
      </draw:frame>
      <draw:custom-shape draw:name="Triangel 5" draw:style-name="Mgr4" draw:text-style-name="MP11" draw:layer="backgroundobjects" svg:width="8.969cm" svg:height="7.442cm" draw:transform="rotate (-3.14159265358979) translate (29.131cm 7.431cm)">
        <text:p text:style-name="MP5"><text:span text:style-name="MT1"/></text:p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Bildobjekt 3" draw:style-name="Mgr5" draw:text-style-name="MP12" draw:layer="backgroundobjects" svg:width="13.181cm" svg:height="2.178cm" svg:x="1.2cm" svg:y="0.845cm">
        <draw:image xlink:href="Pictures/10000001000009C40000019D7878D3684F7C4940.png" xlink:type="simple" xlink:show="embed" xlink:actuate="onLoad" draw:mime-type="image/png">
          <text:p/>
        </draw:image>
      </draw:frame>
      <presentation:notes style:page-layout-name="PM0">
        <draw:page-thumbnail presentation:style-name="Alt._20_start_20_WASP1-title" draw:layer="backgroundobjects" svg:width="19.798cm" svg:height="11.136cm" svg:x="0.6cm" svg:y="2.257cm" presentation:class="page"/>
        <draw:frame presentation:style-name="Alt._20_start_20_WASP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artners_20_WASP_20_-_20_logos_20_1" style:display-name="Partners WASP - logos 1" style:page-layout-name="PM1" draw:style-name="Mdp2">
      <draw:frame draw:name="Bildobjekt 4" draw:style-name="Mgr5" draw:text-style-name="MP12" draw:layer="backgroundobjects" svg:width="2.592cm" svg:height="2.916cm" svg:x="10.912cm" svg:y="5.597cm">
        <draw:image xlink:href="Pictures/1000000100000190000001C2315630C24154C63F.png" xlink:type="simple" xlink:show="embed" xlink:actuate="onLoad" draw:mime-type="image/png">
          <text:p/>
        </draw:image>
        <svg:desc>En bild som visar svart, mörker

Automatiskt genererad beskrivning</svg:desc>
      </draw:frame>
      <draw:frame draw:name="Bildobjekt 6" draw:style-name="Mgr5" draw:text-style-name="MP12" draw:layer="backgroundobjects" svg:width="2.602cm" svg:height="2.916cm" svg:x="19.865cm" svg:y="5.597cm">
        <draw:image xlink:href="Pictures/100000010000074B0000082C77A5776D1E27309B.png" xlink:type="simple" xlink:show="embed" xlink:actuate="onLoad" draw:mime-type="image/png">
          <text:p/>
        </draw:image>
        <svg:desc>En bild som visar svart, mörker

Automatiskt genererad beskrivning</svg:desc>
      </draw:frame>
      <draw:frame draw:name="Bildobjekt 8" draw:style-name="Mgr5" draw:text-style-name="MP12" draw:layer="backgroundobjects" svg:width="4.656cm" svg:height="1.68cm" svg:x="4.654cm" svg:y="6.215cm">
        <draw:image xlink:href="Pictures/100000010000033F0000012C435C679C4B257DBD.png" xlink:type="simple" xlink:show="embed" xlink:actuate="onLoad" draw:mime-type="image/png">
          <text:p/>
        </draw:image>
        <svg:desc>En bild som visar svart, mörker

Automatiskt genererad beskrivning</svg:desc>
      </draw:frame>
      <draw:frame draw:name="Bildobjekt 11" draw:style-name="Mgr5" draw:text-style-name="MP12" draw:layer="backgroundobjects" svg:width="2.563cm" svg:height="3.233cm" svg:x="15.7cm" svg:y="5.439cm">
        <draw:image xlink:href="Pictures/10000001000002C0000003779D95FFDB2C701679.png" xlink:type="simple" xlink:show="embed" xlink:actuate="onLoad" draw:mime-type="image/png">
          <text:p/>
        </draw:image>
        <svg:desc>En bild som visar svart, mörker

Automatiskt genererad beskrivning</svg:desc>
      </draw:frame>
      <draw:frame draw:name="Bildobjekt 13" draw:style-name="Mgr5" draw:text-style-name="MP12" draw:layer="backgroundobjects" svg:width="4.656cm" svg:height="1.242cm" svg:x="24.262cm" svg:y="6.434cm">
        <draw:image xlink:href="Pictures/10000001000002ED000000C8D2A52CF7AF96454A.png" xlink:type="simple" xlink:show="embed" xlink:actuate="onLoad" draw:mime-type="image/png">
          <text:p/>
        </draw:image>
        <svg:desc>En bild som visar svart, skärmbild, Grafik, design

Automatiskt genererad beskrivning</svg:desc>
      </draw:frame>
      <draw:frame draw:name="Bildobjekt 15" draw:style-name="Mgr5" draw:text-style-name="MP12" draw:layer="backgroundobjects" svg:width="4.893cm" svg:height="3.109cm" svg:x="27.594cm" svg:y="14.963cm">
        <draw:image xlink:href="Pictures/10000001000004020000028CF718151DEB64D028.png" xlink:type="simple" xlink:show="embed" xlink:actuate="onLoad" draw:mime-type="image/png">
          <text:p/>
        </draw:image>
        <svg:desc>En bild som visar svart, mörker

Automatiskt genererad beskrivning</svg:desc>
      </draw:frame>
      <draw:custom-shape draw:name="textruta 3" draw:style-name="Mgr6" draw:text-style-name="MP13" draw:layer="backgroundobjects" svg:width="11.551cm" svg:height="0.841cm" svg:x="10.916cm" svg:y="10.775cm">
        <text:p text:style-name="MP5"><text:span text:style-name="MT4">AFFILIATED GROUPS OF EXCELLENCE 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5" draw:text-style-name="MP12" draw:layer="backgroundobjects" svg:width="2.75cm" svg:height="1.991cm" svg:x="10.519cm" svg:y="12.971cm">
        <draw:image xlink:href="Pictures/10000001000007260000052D0D433F7E0812724F.png" xlink:type="simple" xlink:show="embed" xlink:actuate="onLoad" draw:mime-type="image/png">
          <text:p/>
        </draw:image>
        <svg:desc>En bild som visar svart, mörker

Automatiskt genererad beskrivning</svg:desc>
      </draw:frame>
      <draw:frame draw:name="Bildobjekt 12" draw:style-name="Mgr5" draw:text-style-name="MP12" draw:layer="backgroundobjects" svg:width="2.809cm" svg:height="2.561cm" svg:x="15.287cm" svg:y="12.464cm">
        <draw:image xlink:href="Pictures/1000000100000258000002230E87FB88B0D23BE0.png" xlink:type="simple" xlink:show="embed" xlink:actuate="onLoad" draw:mime-type="image/png">
          <text:p/>
        </draw:image>
        <svg:desc>En bild som visar svart, mörker

Automatiskt genererad beskrivning</svg:desc>
      </draw:frame>
      <draw:frame draw:name="Bildobjekt 17" draw:style-name="Mgr5" draw:text-style-name="MP12" draw:layer="backgroundobjects" svg:width="3.931cm" svg:height="2.211cm" svg:x="19.201cm" svg:y="12.626cm">
        <draw:image xlink:href="Pictures/10000001000003D90000022A3359882FF6DE1233.png" xlink:type="simple" xlink:show="embed" xlink:actuate="onLoad" draw:mime-type="image/png">
          <text:p/>
        </draw:image>
        <svg:desc>En bild som visar Teckensnitt, Grafik, design, typografi

Automatiskt genererad beskrivning</svg:desc>
      </draw:frame>
      <draw:frame draw:name="Bildobjekt 3" draw:style-name="Mgr5" draw:text-style-name="MP12" draw:layer="backgroundobjects" svg:width="13.167cm" svg:height="2.177cm" svg:x="19.958cm" svg:y="0.931cm">
        <draw:image xlink:href="Pictures/10000001000009C40000019DED19CB765F48EA5B.png" xlink:type="simple" xlink:show="embed" xlink:actuate="onLoad" draw:mime-type="image/png">
          <text:p/>
        </draw:image>
      </draw:frame>
      <draw:frame presentation:style-name="Partners_20_WASP_20_-_20_logos_20_1-title" draw:layer="backgroundobjects" svg:width="30.479cm" svg:height="3.18cm" svg:x="1.693cm" svg:y="0.76cm" presentation:class="title" presentation:placeholder="true">
        <draw:text-box/>
      </draw:frame>
      <draw:frame presentation:style-name="Partners_20_WASP_20_-_20_logos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Partners_20_WASP_20_-_20_logos_20_1-title" draw:layer="backgroundobjects" svg:width="19.798cm" svg:height="11.136cm" svg:x="0.6cm" svg:y="2.257cm" presentation:class="page"/>
        <draw:frame presentation:style-name="Partners_20_WASP_20_-_20_logos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20</meta:editing-cycles>
    <meta:creation-date>2025-09-05T10:04:33.044981298</meta:creation-date>
    <dc:date>2025-09-05T10:14:27.326023097</dc:date>
    <meta:editing-duration>PT3H54S</meta:editing-duration>
    <meta:generator>LibreOffice/7.3.7.2$Linux_X86_64 LibreOffice_project/30$Build-2</meta:generator>
    <meta:document-statistic meta:object-count="61"/>
    <meta:user-defined meta:name="AppVersion">16.0000</meta:user-defined>
    <meta:user-defined meta:name="ContentTypeId">0x0101003B1B17F149A9524E91720060537F453E</meta:user-defined>
    <meta:user-defined meta:name="PresentationFormat">Bredbild</meta:user-defined>
    <meta:user-defined meta:name="Slides" meta:value-type="float">3</meta:user-defined>
  </office:meta>
</office:document-meta>
</file>